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text-underline-styl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éclaration de site :</text:p>
      <text:p text:style-name="Standard"/>
      <text:p text:style-name="Standard">SOUS DOMAINE</text:p>
      <text:p text:style-name="Standard">Création du sous-domaine:</text:p>
      <text:p text:style-name="Standard">Aller dans « nameShield »</text:p>
      <text:p text:style-name="Standard"><text:tab/></text:p>
      <text:p text:style-name="Standard"><text:tab/>Cliquer « gestion de portefeuille »</text:p>
      <text:p text:style-name="Standard"><text:tab/>Cliquer «accés de portefeuille »</text:p>
      <text:p text:style-name="Standard"><text:tab/>Nom de domaine :<text:span text:style-name="T1"> EXPERT-INFOS</text:span></text:p>
      <text:p text:style-name="P1"><text:tab/>Sélectionner : « expert-infos »</text:p>
      <text:p text:style-name="P1"><text:tab/></text:p>
      <text:p text:style-name="P1"><text:tab/></text:p>
      <text:p text:style-name="P1">Au dessus du tableau:</text:p>
      <text:p text:style-name="P1"><text:tab/>Cliquer « configuration technique»</text:p>
      <text:p text:style-name="P1"><text:tab/>Cliquer « configurer les informations DNS »</text:p>
      <text:p text:style-name="P1"/>
      <text:p text:style-name="P1"><text:tab/>Cliquer sur « afficher tous les enregistrements » en bas du tableau</text:p>
      <text:p text:style-name="P1"/>
      <text:p text:style-name="P1"><text:tab/><text:span text:style-name="T1">vérifier que le nom de sous domaine existe ou pas.</text:span></text:p>
      <text:p text:style-name="P1"><text:tab/></text:p>
      <text:p text:style-name="P1"><text:tab/>Ajouter enregistrement de type A(IpV4Host)</text:p>
      <text:p text:style-name="P1"/>
      <text:p text:style-name="P1"/>
      <text:p text:style-name="P1">Création des répertoires sur mon DD:</text:p>
      <text:p text:style-name="P1"><text:tab/>créer un rep « nom de sous-domaine »</text:p>
      <text:p text:style-name="P1"><text:tab/><text:tab/>créer un rep « DOCUMENTS»</text:p>
      <text:p text:style-name="P1"><text:tab/><text:tab/><text:tab/>créer un rep «BASE +N°AB+nom_modèle »</text:p>
      <text:p text:style-name="P1"><text:tab/><text:tab/><text:tab/>créer un rep « INTERNET+N°AB »</text:p>
      <text:p text:style-name="P1"><text:tab/><text:tab/>copier les fichiers du modèle</text:p>
      <text:p text:style-name="P1"/>
      <text:p text:style-name="P1"><text:tab/>Transfère sur serveur 237</text:p>
      <text:p text:style-name="P1"/>
      <text:p text:style-name="P1"/>
      <text:p text:style-name="P1">Aller sur serveur 237 et lancer « créationsite.bat »</text:p>
      <text:p text:style-name="P1">taper csi+ « modèle du site »</text:p>
      <text:p text:style-name="P1">Ouvrir Rep cgi-bin</text:p>
      <text:p text:style-name="P1">copier-coller le fichier « _awstats.xx.expert-infos.com.conf »</text:p>
      <text:p text:style-name="P1">remplacer xx par « nom client »</text:p>
      <text:p text:style-name="P1">ouvrir ces fichiers sous notepad++ et remplacer « nom_du_cabinet » par « nom client » et changer le N° après SVC</text:p>
      <text:p text:style-name="P1">ouvrir runMjQuo.bat avec notepad++ et coller le nom des sous-domaines à la fin du fichier</text:p>
      <text:p text:style-name="P1"/>
      <text:p text:style-name="P1">lancer IIS</text:p>
      <text:p text:style-name="P1"><text:tab/>cliquer sur « SIDPRESSE »</text:p>
      <text:p text:style-name="P1"><text:tab/><text:tab/>cliquer sur SITE WEB</text:p>
      <text:p text:style-name="P1"><text:tab/></text:p>
      <text:p text:style-name="P1"><text:tab/>classer par N° (correspond au N° SVC)</text:p>
      <text:p text:style-name="P1"><text:tab/>Clic droit sur le dernier site crée et choisir propriété</text:p>
      <text:p text:style-name="P1"/>
      <text:p text:style-name="P1"><text:tab/>Onglet « Site Web »</text:p>
      <text:p text:style-name="P1"><text:tab/><text:tab/>case « Avancée »</text:p>
      <text:p text:style-name="P1"><text:tab/><text:tab/><text:tab/>case « Ajouter »</text:p>
      <text:p text:style-name="P1"><text:soft-page-break/><text:tab/><text:tab/><text:tab/>IP : 91,194,100,237</text:p>
      <text:p text:style-name="P1"><text:tab/><text:tab/><text:tab/>Port : 80</text:p>
      <text:p text:style-name="P1"><text:tab/><text:tab/><text:tab/>Hote : nom du domaine (www.-------)</text:p>
      <text:p text:style-name="P1"><text:tab/><text:tab/><text:tab/>OK</text:p>
      <text:p text:style-name="P1"><text:tab/><text:tab/><text:tab/>Appliquer</text:p>
      <text:p text:style-name="P1"><text:tab/>Onglet « repertoire de base »</text:p>
      <text:p text:style-name="P1"><text:tab/><text:tab/>case « autorisations »</text:p>
      <text:p text:style-name="P1"><text:tab/><text:tab/>choisir : script seulement</text:p>
      <text:p text:style-name="P1"><text:tab/><text:tab/>Appliquer</text:p>
      <text:p text:style-name="P1"/>
      <text:p text:style-name="P1"><text:tab/>Sélectionner tout</text:p>
      <text:p text:style-name="P1"><text:tab/>OK</text:p>
      <text:p text:style-name="P1"><text:tab/>OK</text:p>
      <text:p text:style-name="P1"><text:tab/></text:p>
      <text:p text:style-name="P1"/>
      <text:p text:style-name="P1">Aller sur l'admin <text:a xlink:type="simple" xlink:href="http://admin.expert-infos.com/expert-infos/">http://admin.expert-infos.com/expert-infos/</text:a></text:p>
      <text:p text:style-name="P1">Cliquer sur « CABINET »</text:p>
      <text:p text:style-name="P1">Ajouter nouveau cabinet</text:p>
      <text:p text:style-name="P1">répertoire : « indiquer rep du site »</text:p>
      <text:p text:style-name="P1">Nom de domaine : www. « voir mon site en 5 étapes.pdf »</text:p>
      <text:p text:style-name="P1">Type d'abonnement : voir Raynette si le site est héberger chez DOMAINOO ou autres »</text:p>
      <text:p text:style-name="P1"><text:tab/>Si DOMAINOO: indiquer DOMAINOO</text:p>
      <text:p text:style-name="P1"><text:tab/>Si héberger ailleurs : indiquer « Nom de domaine »</text:p>
      <text:p text:style-name="P1">Maquette : indiquer le type de modèle</text:p>
      <text:p text:style-name="P1"/>
      <text:p text:style-name="P1">Envoyer Mail à celui qui fait le site en<text:span text:style-name="T2"> indiquant l'adresse du site avec le nom du sous domain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tab/><text:tab/><text:tab/><text:tab/><text:tab/><text:tab/><text:tab/><text:tab/><text:tab/>Le 08/12/201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éphane Méron</meta:initial-creator>
    <meta:creation-date>2010-12-02T15:07:57.68</meta:creation-date>
    <dc:date>2010-12-08T09:53:44.18</dc:date>
    <dc:creator>Stéphane Méron</dc:creator>
    <meta:editing-duration>PT00H13M07S</meta:editing-duration>
    <meta:editing-cycles>3</meta:editing-cycles>
    <meta:generator>OpenOffice.org/3.2$Win32 OpenOffice.org_project/320m18$Build-9502</meta:generator>
    <meta:printed-by>Stéphane Méron</meta:printed-by>
    <meta:print-date>2010-12-08T09:53:42.80</meta:print-date>
    <meta:document-statistic meta:table-count="0" meta:image-count="0" meta:object-count="0" meta:page-count="2" meta:paragraph-count="65" meta:word-count="350" meta:character-count="2040"/>
  </office:meta>
</office:document-meta>
</file>